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color="#0000ff"/>
    </style:style>
    <style:style style:name="P2" style:family="paragraph" style:parent-style-name="Preformatted_20_Text">
      <style:text-properties fo:color="#b80047"/>
    </style:style>
    <style:style style:name="P3" style:family="paragraph" style:parent-style-name="Preformatted_20_Text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fo:color="#99284c" style:font-name="Times New Roman" fo:font-size="12pt" style:font-size-asian="12pt" style:font-size-complex="12pt"/>
    </style:style>
    <style:style style:name="P5" style:family="paragraph" style:parent-style-name="Standard">
      <style:text-properties fo:color="#0000ff" style:font-name="Times New Roman" fo:font-size="12pt" style:font-size-asian="12pt" style:font-size-complex="12pt"/>
    </style:style>
    <style:style style:name="P6" style:family="paragraph" style:parent-style-name="Standard">
      <style:text-properties fo:color="#000000" style:font-name="Times New Roman" fo:font-size="12pt" style:font-size-asian="12pt" style:font-size-complex="12pt"/>
    </style:style>
    <style:style style:name="P7" style:family="paragraph" style:parent-style-name="Standard">
      <style:text-properties style:font-name="Times New Roman" fo:font-size="12pt" style:font-size-asian="12pt" style:font-size-complex="12pt"/>
    </style:style>
    <style:style style:name="P8" style:family="paragraph" style:parent-style-name="Standard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color="#ff0000" style:font-name="Times New Roman" fo:font-size="12pt" style:font-size-asian="12pt" style:font-size-complex="12pt"/>
    </style:style>
    <style:style style:name="P11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12" style:family="paragraph" style:parent-style-name="Preformatted_20_Text">
      <style:text-properties fo:color="#0000ff"/>
    </style:style>
    <style:style style:name="P13" style:family="paragraph" style:parent-style-name="Preformatted_20_Text">
      <style:text-properties fo:color="#800000"/>
    </style:style>
    <style:style style:name="P14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fo:color="#ff0000" style:font-name="Times New Roman" fo:font-size="12pt" style:font-size-asian="12pt" style:font-size-complex="12pt"/>
    </style:style>
    <style:style style:name="P17" style:family="paragraph" style:parent-style-name="Standard">
      <style:text-properties style:font-name="Times New Roman"/>
    </style:style>
    <style:style style:name="P18" style:family="paragraph" style:parent-style-name="Standard">
      <style:text-properties style:font-name="Times New Roman" fo:background-color="transparent"/>
    </style:style>
    <style:style style:name="P19" style:family="paragraph" style:parent-style-name="Standard">
      <style:text-properties style:font-name="Times New Roman" fo:background-color="#ff00ff"/>
    </style:style>
    <style:style style:name="P20" style:family="paragraph" style:parent-style-name="Standard">
      <style:text-properties style:font-name="Times New Roman" fo:background-color="#ffcc99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style:font-name="Times New Roman" fo:font-size="14pt" fo:font-weight="bold" fo:background-color="#ffffcc" style:font-size-asian="14pt" style:font-weight-asian="bold" style:font-size-complex="14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font-name="Courier New"/>
    </style:style>
    <style:style style:name="T3" style:family="text">
      <style:text-properties fo:color="#0000ff" style:font-name="Courier New" fo:font-size="10pt" style:font-size-asian="10pt" style:font-size-complex="1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0000"/>
    </style:style>
    <style:style style:name="T6" style:family="text">
      <style:text-properties fo:color="#ff0000" style:text-underline-style="solid" style:text-underline-width="auto" style:text-underline-color="font-color"/>
    </style:style>
    <style:style style:name="T7" style:family="text">
      <style:text-properties style:use-window-font-color="true" fo:background-color="#ffcc99"/>
    </style:style>
    <style:style style:name="T8" style:family="text">
      <style:text-properties style:font-name="Times New Roman"/>
    </style:style>
    <style:style style:name="T9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PICO Installation Doc</text:p>
      <text:p text:style-name="P7"/>
      <text:p text:style-name="P7"/>
      <text:p text:style-name="P7">Note - Login as a Root:</text:p>
      <text:p text:style-name="P7"/>
      <text:p text:style-name="P7">Download the following :</text:p>
      <text:p text:style-name="P7"/>
      <text:p text:style-name="P7">1.<text:tab/>Java for Linux as linux-jdk-6u26-linux-i586.bin</text:p>
      <text:p text:style-name="P7">2.<text:tab/>Ant for linux as linux-apache-ant-1.8.2.zip</text:p>
      <text:p text:style-name="P7">3.<text:tab/>Glassfish for linux as ogs-3.1-unix.sh</text:p>
      <text:p text:style-name="P7"/>
      <text:p text:style-name="P9">Installation for java.:</text:p>
      <text:p text:style-name="P7"/>
      <text:p text:style-name="P7">Go to Java Installation Directory In our case it is</text:p>
      <text:p text:style-name="P10">/home/SKNaqvi/Download/linuxs </text:p>
      <text:p text:style-name="P7">having <text:span text:style-name="T5">linux-jdk-6u26-linux-i586.bin</text:span> file</text:p>
      <text:p text:style-name="P7"/>
      <text:p text:style-name="P7"/>
      <text:p text:style-name="P7">Step-1<text:tab/>Login as root </text:p>
      <text:p text:style-name="P7"/>
      <text:p text:style-name="P7">Step-2 Run command </text:p>
      <text:p text:style-name="Preformatted_20_Text"><text:tab/><text:span text:style-name="T3">root@localhost linuxs]# chmod +x linux-jdk-6u26-linux-i586.bin</text:span></text:p>
      <text:p text:style-name="P7">Step-3<text:tab/>Then run the following command</text:p>
      <text:p text:style-name="Preformatted_20_Text"><text:tab/><text:span text:style-name="T2">root@localhost linuxs]# ./linux-jdk-6u26-linux-i586.bin</text:span></text:p>
      <text:p text:style-name="P7"/>
      <text:p text:style-name="P7">We show a few last lines which are displayed on the terminal </text:p>
      <text:p text:style-name="P7"/>
      <text:p text:style-name="P4">=------------------------------------------------------</text:p>
      <text:p text:style-name="Preformatted_20_Text">inflating: jdk1.6.0_26/db/lib/derbyclient.jar <text:s/></text:p>
      <text:p text:style-name="Preformatted_20_Text">inflating: jdk1.6.0_26/db/lib/derby.jar <text:s/></text:p>
      <text:p text:style-name="Preformatted_20_Text">inflating: jdk1.6.0_26/db/lib/derby.war <text:s/></text:p>
      <text:p text:style-name="Preformatted_20_Text">inflating: jdk1.6.0_26/db/lib/derbyLocale_cs.jar <text:s/></text:p>
      <text:p text:style-name="Preformatted_20_Text">inflating: jdk1.6.0_26/db/lib/derbyLocale_de_DE.jar <text:s/></text:p>
      <text:p text:style-name="Preformatted_20_Text">inflating: jdk1.6.0_26/db/lib/derbyLocale_es.jar <text:s/></text:p>
      <text:p text:style-name="Preformatted_20_Text">inflating: jdk1.6.0_26/db/lib/derbyLocale_fr.jar <text:s/></text:p>
      <text:p text:style-name="Preformatted_20_Text">inflating: jdk1.6.0_26/db/lib/derbyLocale_hu.jar <text:s/></text:p>
      <text:p text:style-name="Preformatted_20_Text">inflating: jdk1.6.0_26/db/lib/derbyLocale_it.jar <text:s/></text:p>
      <text:p text:style-name="Preformatted_20_Text">inflating: jdk1.6.0_26/db/lib/derbyLocale_ja_JP.jar <text:s/></text:p>
      <text:p text:style-name="Preformatted_20_Text">inflating: jdk1.6.0_26/db/lib/derbyLocale_ko_KR.jar <text:s/></text:p>
      <text:p text:style-name="Preformatted_20_Text">inflating: jdk1.6.0_26/db/lib/derbyLocale_pl.jar <text:s/></text:p>
      <text:p text:style-name="Preformatted_20_Text">inflating: jdk1.6.0_26/db/lib/derbyLocale_pt_BR.jar <text:s/></text:p>
      <text:p text:style-name="Preformatted_20_Text">inflating: jdk1.6.0_26/db/lib/derbyLocale_ru.jar <text:s/></text:p>
      <text:p text:style-name="Preformatted_20_Text">inflating: jdk1.6.0_26/db/lib/derbyLocale_zh_CN.jar <text:s/></text:p>
      <text:p text:style-name="Preformatted_20_Text">inflating: jdk1.6.0_26/db/lib/derbyLocale_zh_TW.jar <text:s/></text:p>
      <text:p text:style-name="Preformatted_20_Text">inflating: jdk1.6.0_26/db/lib/derbynet.jar <text:s/></text:p>
      <text:p text:style-name="Preformatted_20_Text">inflating: jdk1.6.0_26/db/lib/derbyrun.jar <text:s/></text:p>
      <text:p text:style-name="Preformatted_20_Text">inflating: jdk1.6.0_26/db/lib/derbytools.jar <text:s/></text:p>
      <text:p text:style-name="Preformatted_20_Text">inflating: jdk1.6.0_26/db/lib/register.jar <text:s/></text:p>
      <text:p text:style-name="Preformatted_20_Text">inflating: jdk1.6.0_26/db/register.html <text:s/></text:p>
      <text:p text:style-name="Preformatted_20_Text">Creating jdk1.6.0_26/jre/lib/rt.jar </text:p>
      <text:p text:style-name="Preformatted_20_Text">Creating jdk1.6.0_26/jre/lib/jsse.jar </text:p>
      <text:p text:style-name="Preformatted_20_Text">Creating jdk1.6.0_26/jre/lib/charsets.jar </text:p>
      <text:p text:style-name="Preformatted_20_Text"><text:soft-page-break/>Creating jdk1.6.0_26/lib/tools.jar </text:p>
      <text:p text:style-name="Preformatted_20_Text">Creating jdk1.6.0_26/jre/lib/ext/localedata.jar </text:p>
      <text:p text:style-name="Preformatted_20_Text">Creating jdk1.6.0_26/jre/lib/plugin.jar </text:p>
      <text:p text:style-name="Preformatted_20_Text">Creating jdk1.6.0_26/jre/lib/javaws.jar </text:p>
      <text:p text:style-name="Preformatted_20_Text">Creating jdk1.6.0_26/jre/lib/deploy.jar </text:p>
      <text:p text:style-name="Preformatted_20_Text"/>
      <text:p text:style-name="Preformatted_20_Text">Java(TM) SE Development Kit 6 successfully installed. </text:p>
      <text:p text:style-name="Preformatted_20_Text"/>
      <text:p text:style-name="Preformatted_20_Text">Product Registration is FREE and includes many benefits: </text:p>
      <text:p text:style-name="Preformatted_20_Text">* Notification of new versions, patches, and updates </text:p>
      <text:p text:style-name="Preformatted_20_Text">* Special offers on Oracle products, services and training </text:p>
      <text:p text:style-name="Preformatted_20_Text">* Access to early releases and documentation </text:p>
      <text:p text:style-name="Preformatted_20_Text"/>
      <text:p text:style-name="Preformatted_20_Text">Product and system data will be collected. If your configuration </text:p>
      <text:p text:style-name="Preformatted_20_Text">supports a browser, the JDK Product Registration form will </text:p>
      <text:p text:style-name="Preformatted_20_Text">be presented. If you do not register, none of this information </text:p>
      <text:p text:style-name="Preformatted_20_Text">will be saved. You may also register your JDK later by </text:p>
      <text:p text:style-name="Preformatted_20_Text">opening the register.html file (located in the JDK installation </text:p>
      <text:p text:style-name="Preformatted_20_Text">directory) in a browser. </text:p>
      <text:p text:style-name="Preformatted_20_Text"/>
      <text:p text:style-name="Preformatted_20_Text">For more information on what data Registration collects and </text:p>
      <text:p text:style-name="Preformatted_20_Text">how it is managed and used, see: </text:p>
      <text:p text:style-name="Preformatted_20_Text">http://java.sun.com/javase/registration/JDKRegistrationPrivacy.html </text:p>
      <text:p text:style-name="Preformatted_20_Text"/>
      <text:p text:style-name="Preformatted_20_Text">Press Enter to continue..... </text:p>
      <text:p text:style-name="Preformatted_20_Text"/>
      <text:p text:style-name="P7">press <text:span text:style-name="T1">y </text:span></text:p>
      <text:p text:style-name="P7"><text:s/></text:p>
      <text:p text:style-name="P4">Done. </text:p>
      <text:p text:style-name="P7"/>
      <text:p text:style-name="P7">It will install Java and create a new jdk1.6.0_26 folder under the directory</text:p>
      <text:p text:style-name="P10">/home/SKNaqvi/Download/linuxs/</text:p>
      <text:p text:style-name="P7"/>
      <text:p text:style-name="P7"/>
      <text:p text:style-name="P9">Installation <text:s/>for ant:</text:p>
      <text:p text:style-name="P7"/>
      <text:p text:style-name="P7">Go to Installation Directory In our case it is</text:p>
      <text:p text:style-name="P10">/home/SKNaqvi/Download/linuxs </text:p>
      <text:p text:style-name="P7">having <text:span text:style-name="T5">apache-ant-1.8.2-bin.tar.gz</text:span> file</text:p>
      <text:p text:style-name="P7"/>
      <text:p text:style-name="P7">Step-1 Run command </text:p>
      <text:p text:style-name="Preformatted_20_Text"><text:tab/><text:span text:style-name="T2">root@localhost linuxs]#tar -xvzf apache-ant-1.8.2-bin.tar.gz</text:span></text:p>
      <text:p text:style-name="P11">Step-2 Then Run command </text:p>
      <text:p text:style-name="P1"><text:s text:c="6"/>root@localhost linuxs]#cd apache-ant-1.8.2</text:p>
      <text:p text:style-name="P11">Step-3 Also Run command </text:p>
      <text:p text:style-name="P1"><text:s text:c="6"/>root@localhost linuxs]#chmod +x bin/*</text:p>
      <text:p text:style-name="P5"/>
      <text:p text:style-name="P7">We show a few last lines which are displayed on the terminal </text:p>
      <text:p text:style-name="P7"/>
      <text:p text:style-name="P2">apache-ant-1.8.2/lib/ant-commons-logging.pom </text:p>
      <text:p text:style-name="P2">apache-ant-1.8.2/lib/ant-commons-net.jar </text:p>
      <text:p text:style-name="P2">apache-ant-1.8.2/lib/ant-commons-net.pom </text:p>
      <text:p text:style-name="P2">apache-ant-1.8.2/lib/ant-jai.jar </text:p>
      <text:p text:style-name="P2">apache-ant-1.8.2/lib/ant-jai.pom </text:p>
      <text:p text:style-name="P2">apache-ant-1.8.2/lib/ant-javamail.jar </text:p>
      <text:p text:style-name="P2"><text:soft-page-break/>apache-ant-1.8.2/lib/ant-javamail.pom </text:p>
      <text:p text:style-name="P2">apache-ant-1.8.2/lib/ant-jdepend.jar </text:p>
      <text:p text:style-name="P2">apache-ant-1.8.2/lib/ant-jdepend.pom </text:p>
      <text:p text:style-name="P2">apache-ant-1.8.2/lib/ant-jmf.jar </text:p>
      <text:p text:style-name="P2">apache-ant-1.8.2/lib/ant-jmf.pom </text:p>
      <text:p text:style-name="P2">apache-ant-1.8.2/lib/ant-jsch.jar </text:p>
      <text:p text:style-name="P2">apache-ant-1.8.2/lib/ant-jsch.pom </text:p>
      <text:p text:style-name="P2">apache-ant-1.8.2/lib/ant-junit.jar </text:p>
      <text:p text:style-name="P2">apache-ant-1.8.2/lib/ant-junit.pom </text:p>
      <text:p text:style-name="P2">apache-ant-1.8.2/lib/ant-junit4.jar </text:p>
      <text:p text:style-name="P2">apache-ant-1.8.2/lib/ant-junit4.pom </text:p>
      <text:p text:style-name="P2">apache-ant-1.8.2/lib/ant-launcher.jar </text:p>
      <text:p text:style-name="P2">apache-ant-1.8.2/lib/ant-launcher.pom </text:p>
      <text:p text:style-name="P2">apache-ant-1.8.2/lib/ant-netrexx.jar </text:p>
      <text:p text:style-name="P2">apache-ant-1.8.2/lib/ant-netrexx.pom </text:p>
      <text:p text:style-name="P2">apache-ant-1.8.2/lib/ant-parent.pom </text:p>
      <text:p text:style-name="P2">apache-ant-1.8.2/lib/ant-swing.jar </text:p>
      <text:p text:style-name="P2">apache-ant-1.8.2/lib/ant-swing.pom </text:p>
      <text:p text:style-name="P2">apache-ant-1.8.2/lib/ant-testutil.jar </text:p>
      <text:p text:style-name="P2">apache-ant-1.8.2/lib/ant-testutil.pom </text:p>
      <text:p text:style-name="P2">apache-ant-1.8.2/lib/ant.jar </text:p>
      <text:p text:style-name="P2">apache-ant-1.8.2/lib/ant.pom </text:p>
      <text:p text:style-name="P2">apache-ant-1.8.2/lib/libraries.properties </text:p>
      <text:p text:style-name="P4"/>
      <text:p text:style-name="P7">now check the directory as it creates apache-ant-1.8.2 <text:s/>folder under same directory:</text:p>
      <text:p text:style-name="P7"/>
      <text:p text:style-name="P1">root@localhost linuxs]# ls </text:p>
      <text:p text:style-name="P1"/>
      <text:p text:style-name="P2">apache-ant-1.8.2 <text:s text:c="12"/>apache-ant-1.8.2-bin.zip <text:s/>jdk-6u26-linux-i586.bin </text:p>
      <text:p text:style-name="P2">apache-ant-1.8.2-bin.tar.gz <text:s/>jdk1.6.0_26 <text:s text:c="14"/>ogs-3.1-unix.sh </text:p>
      <text:p text:style-name="Preformatted_20_Text"/>
      <text:p text:style-name="P7">set the paths of Java and Ant by the commands:</text:p>
      <text:p text:style-name="P7"/>
      <text:p text:style-name="P1">root@localhost linuxs]# JAVA_HOME=/home/SKNaqvi/Download/linuxs/jdk1.6.0_26 </text:p>
      <text:p text:style-name="P1">root@localhost linuxs]# export JAVA_HOME </text:p>
      <text:p text:style-name="P1"/>
      <text:p text:style-name="P1">root@localhost linuxs]#ANT_HOME=/home/SKNaqvi/Download/linuxs/apache-ant-1.8.2</text:p>
      <text:p text:style-name="P1">root@localhost linuxs]#export PATH=${PATH}:${ANT_HOME}/bin </text:p>
      <text:p text:style-name="P5"/>
      <text:p text:style-name="P7"/>
      <text:p text:style-name="P7"/>
      <text:p text:style-name="P9">Installation for Glassfish Server:</text:p>
      <text:p text:style-name="P7"/>
      <text:p text:style-name="P7">Go to Glassfish Installation Directory In our case it is</text:p>
      <text:p text:style-name="P10">/home/SKNaqvi/Download/linuxs </text:p>
      <text:p text:style-name="P7">having<text:span text:style-name="T4"> </text:span><text:span text:style-name="T6">linux ogs-3.1-unix.sh</text:span><text:span text:style-name="T4"> </text:span>file</text:p>
      <text:p text:style-name="P7"/>
      <text:p text:style-name="P7"/>
      <text:p text:style-name="P6">Step-1 Run command </text:p>
      <text:p text:style-name="P1"><text:tab/>root@localhost linuxs]# chmod a+x ogs-3.1-unix.sh;</text:p>
      <text:p text:style-name="P7">Step-2 Then Run command </text:p>
      <text:p text:style-name="Preformatted_20_Text"><text:span text:style-name="T1"><text:tab/></text:span><text:span text:style-name="T2">root@localhost linuxs]# ./ogs-3.1-unix.sh</text:span></text:p>
      <text:p text:style-name="P7"/>
      <text:p text:style-name="P7"/>
      <text:p text:style-name="P7"/>
      <text:p text:style-name="P7"><text:soft-page-break/>By the above commands on the screen it appears where we choose custom Installation, </text:p>
      <text:p text:style-name="P7"/>
      <text:p text:style-name="P7">Step-3 Click <text:span text:style-name="T5">Next</text:span> after which it will ask for <text:span text:style-name="T5">host and port</text:span></text:p>
      <text:p text:style-name="P10"/>
      <text:p text:style-name="P6">We gave <text:span text:style-name="T5">host:10.2.0.10</text:span> and <text:span text:style-name="T5">port.80</text:span></text:p>
      <text:p text:style-name="P7"/>
      <text:p text:style-name="P7">Step-4 Click Finish.</text:p>
      <text:p text:style-name="P7"/>
      <text:p text:style-name="P7">it will Install glassfish in Root directory ie <text:span text:style-name="T5">/root/glassfish3</text:span></text:p>
      <text:p text:style-name="P7"/>
      <text:p text:style-name="P7"/>
      <text:p text:style-name="P7"/>
      <text:p text:style-name="P9">To start MySQL</text:p>
      <text:p text:style-name="P7"/>
      <text:p text:style-name="P7">As we know MySQL is installed along with Linux we only have to start MySQL</text:p>
      <text:p text:style-name="P7"/>
      <text:p text:style-name="P7">Step-1 Go to its directory by</text:p>
      <text:p text:style-name="Preformatted_20_Text"><text:tab/><text:span text:style-name="T2">root@localhost linuxs]# </text:span><text:span text:style-name="T1">cd /etc/inid.d</text:span></text:p>
      <text:p text:style-name="P7">Step-2 Run command</text:p>
      <text:p text:style-name="Preformatted_20_Text"><text:tab/><text:span text:style-name="T2">root@localhost linuxs]# </text:span><text:span text:style-name="T1">./mysqld start</text:span></text:p>
      <text:p text:style-name="P7"/>
      <text:p text:style-name="P7">It shall start MySQL. To check and run mysql console</text:p>
      <text:p text:style-name="P7"/>
      <text:p text:style-name="P7">Step-3 Exit from linux console</text:p>
      <text:p text:style-name="Preformatted_20_Text"><text:tab/><text:span text:style-name="T2">root@localhost linuxs]# </text:span><text:span text:style-name="T1">exit</text:span></text:p>
      <text:p text:style-name="P7">Step-4 Go to bin directory</text:p>
      <text:p text:style-name="Preformatted_20_Text"><text:tab/><text:span text:style-name="T1">cd /usr/bin</text:span></text:p>
      <text:p text:style-name="P7">Step-5 Run the following</text:p>
      <text:p text:style-name="Preformatted_20_Text"><text:tab/><text:span text:style-name="T1">mysql -u &lt;username&gt; -p&lt;password&gt;</text:span></text:p>
      <text:p text:style-name="P7"/>
      <text:p text:style-name="P7"/>
      <text:p text:style-name="P7"/>
      <text:p text:style-name="P21">To Modify private.properties</text:p>
      <text:p text:style-name="P21"/>
      <text:p text:style-name="P17">change private.properties file which exists into \nbproject\private folder, as follows : </text:p>
      <text:p text:style-name="P17"/>
      <text:p text:style-name="P18"><text:span text:style-name="T7">Private.properties file</text:span> in our case: </text:p>
      <text:p text:style-name="P19"/>
      <text:p text:style-name="P20">j2ee.platform.is.jsr109=true </text:p>
      <text:p text:style-name="P20">j2ee.server.home=<text:span text:style-name="T4">/root/glassfish3/glassfish </text:span></text:p>
      <text:p text:style-name="P20">j2ee.server.instance=[<text:span text:style-name="T4">/root/glassfish3/glassfish</text:span>]deployer:gfv3ee6:localhost:4848 </text:p>
      <text:p text:style-name="P20">javac.debug=true </text:p>
      <text:p text:style-name="P20">javadoc.preview=true </text:p>
      <text:p text:style-name="P17"/>
      <text:p text:style-name="P7"><text:span text:style-name="T8">Note – Here we have to modify the underlined text having path of glassfish according to the host</text:span> environment.</text:p>
      <text:p text:style-name="P7"/>
      <text:p text:style-name="P7"/>
      <text:p text:style-name="P7">Now we are going to compile with ant:</text:p>
      <text:p text:style-name="P7"><text:soft-page-break/></text:p>
      <text:p text:style-name="P1">[SKNaqvi@localhost pico]$ ant </text:p>
      <text:p text:style-name="P13"/>
      <text:p text:style-name="P13">Buildfile: /<text:span text:style-name="T9">home/SKNaqvi/Download/PICO/PICO/pico</text:span>/build.xml </text:p>
      <text:p text:style-name="P13"/>
      <text:p text:style-name="P13">-pre-init: </text:p>
      <text:p text:style-name="P13"/>
      <text:p text:style-name="P13">-init-private: </text:p>
      <text:p text:style-name="P13"/>
      <text:p text:style-name="P13">-init-user: </text:p>
      <text:p text:style-name="P13"/>
      <text:p text:style-name="P13">-init-project: </text:p>
      <text:p text:style-name="P13"/>
      <text:p text:style-name="P13">-init-macrodef-property: </text:p>
      <text:p text:style-name="P13"/>
      <text:p text:style-name="P13">-do-init: </text:p>
      <text:p text:style-name="P13"/>
      <text:p text:style-name="P13">-post-init: </text:p>
      <text:p text:style-name="P13"/>
      <text:p text:style-name="P13">-init-check: </text:p>
      <text:p text:style-name="P13"/>
      <text:p text:style-name="P13">-init-ap-cmdline-properties: </text:p>
      <text:p text:style-name="P13"/>
      <text:p text:style-name="P13">-init-macrodef-javac-with-processors: </text:p>
      <text:p text:style-name="P13"/>
      <text:p text:style-name="P13">-init-macrodef-javac-without-processors: </text:p>
      <text:p text:style-name="P13"/>
      <text:p text:style-name="P13">-init-macrodef-javac: </text:p>
      <text:p text:style-name="P13"/>
      <text:p text:style-name="P13">-init-macrodef-junit: </text:p>
      <text:p text:style-name="P13"/>
      <text:p text:style-name="P13">-init-macrodef-java: </text:p>
      <text:p text:style-name="P13"/>
      <text:p text:style-name="P13">-init-debug-args: </text:p>
      <text:p text:style-name="P13"/>
      <text:p text:style-name="P13">-init-macrodef-nbjpda: </text:p>
      <text:p text:style-name="P13"><text:s/></text:p>
      <text:p text:style-name="P13">-init-macrodef-nbjsdebug: </text:p>
      <text:p text:style-name="P13"/>
      <text:p text:style-name="P13">-init-macrodef-debug: </text:p>
      <text:p text:style-name="P13"/>
      <text:p text:style-name="P13">-init-taskdefs: </text:p>
      <text:p text:style-name="P13"/>
      <text:p text:style-name="P13">-init-ap-cmdline-supported: </text:p>
      <text:p text:style-name="P13"/>
      <text:p text:style-name="P13">-init-ap-cmdline: </text:p>
      <text:p text:style-name="P13"/>
      <text:p text:style-name="P13">init: </text:p>
      <text:p text:style-name="P13"/>
      <text:p text:style-name="P13">deps-module-jar: </text:p>
      <text:p text:style-name="P13"/>
      <text:p text:style-name="P13">deps-ear-jar: </text:p>
      <text:p text:style-name="P13"/>
      <text:p text:style-name="P13">deps-jar: </text:p>
      <text:p text:style-name="P13"/>
      <text:p text:style-name="P13">-pre-pre-compile: </text:p>
      <text:p text:style-name="P13"/>
      <text:p text:style-name="P13">-pre-compile: </text:p>
      <text:p text:style-name="P13"/>
      <text:p text:style-name="P13"><text:soft-page-break/>-copy-manifest: </text:p>
      <text:p text:style-name="P13"/>
      <text:p text:style-name="P13">-copy-persistence-xml: </text:p>
      <text:p text:style-name="P13"/>
      <text:p text:style-name="P13">-copy-webdir: </text:p>
      <text:p text:style-name="P13"/>
      <text:p text:style-name="P13">library-inclusion-in-archive: </text:p>
      <text:p text:style-name="P13"/>
      <text:p text:style-name="P13">library-inclusion-in-manifest: </text:p>
      <text:p text:style-name="P13"/>
      <text:p text:style-name="P13">-do-compile: </text:p>
      <text:p text:style-name="P13"/>
      <text:p text:style-name="P13">-post-compile: </text:p>
      <text:p text:style-name="P13"/>
      <text:p text:style-name="P13">compile: </text:p>
      <text:p text:style-name="P13"/>
      <text:p text:style-name="P13">-pre-dist: </text:p>
      <text:p text:style-name="P13"/>
      <text:p text:style-name="P13">compile-jsps: </text:p>
      <text:p text:style-name="P13"/>
      <text:p text:style-name="P13">-do-dist-with-manifest: </text:p>
      <text:p text:style-name="P13"/>
      <text:p text:style-name="P13">-do-dist-without-manifest: </text:p>
      <text:p text:style-name="P13"/>
      <text:p text:style-name="P13">do-dist: </text:p>
      <text:p text:style-name="P13"/>
      <text:p text:style-name="P13">-post-dist: </text:p>
      <text:p text:style-name="P13"/>
      <text:p text:style-name="P13">dist: </text:p>
      <text:p text:style-name="P13"/>
      <text:p text:style-name="P13">javadoc-build: </text:p>
      <text:p text:style-name="P13"/>
      <text:p text:style-name="P13">javadoc-browse: </text:p>
      <text:p text:style-name="P13"/>
      <text:p text:style-name="P13">javadoc: </text:p>
      <text:p text:style-name="P13"/>
      <text:p text:style-name="P13">default: </text:p>
      <text:p text:style-name="P13"/>
      <text:p text:style-name="P13">BUILD SUCCESSFUL </text:p>
      <text:p text:style-name="P13">Total time: 0 seconds </text:p>
      <text:p text:style-name="P13"/>
      <text:p text:style-name="P1">[SKNaqvi@localhost pico]$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. Naqvi</meta:initial-creator>
    <meta:creation-date>2011-07-27T09:25:49</meta:creation-date>
    <dc:date>2011-08-12T14:55:31.43</dc:date>
    <meta:editing-duration>PT3H25M23S</meta:editing-duration>
    <meta:editing-cycles>14</meta:editing-cycles>
    <meta:generator>OpenOffice.org/3.3$Win32 OpenOffice.org_project/330m20$Build-9567</meta:generator>
    <dc:title>Installation document</dc:title>
    <dc:creator>Tanvir Ahmed</dc:creator>
    <meta:document-statistic meta:table-count="0" meta:image-count="0" meta:object-count="0" meta:page-count="6" meta:paragraph-count="203" meta:word-count="648" meta:character-count="7370"/>
  </office:meta>
</office:document-meta>
</file>